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monospace" svg:font-family="monospace, 'Droid Sans Mono', monospace, monospac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0in" fo:margin-right="0in" fo:line-height="100%" fo:text-indent="0in" style:auto-text-indent="false"/>
      <style:text-properties officeooo:rsid="005b1dc0" officeooo:paragraph-rsid="002bd659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line-height="100%" fo:text-indent="0in" style:auto-text-indent="false"/>
      <style:text-properties officeooo:rsid="005b1dc0" officeooo:paragraph-rsid="002bd659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100%" fo:text-indent="0in" style:auto-text-indent="false"/>
      <style:text-properties officeooo:rsid="005b1dc0" officeooo:paragraph-rsid="00612b1e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5f6d08"/>
    </style:style>
    <style:style style:name="P6" style:family="paragraph" style:parent-style-name="Standard">
      <style:text-properties officeooo:paragraph-rsid="00640106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100%" fo:text-indent="0in" style:auto-text-indent="false"/>
      <style:text-properties officeooo:rsid="00662775" officeooo:paragraph-rsid="00662775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10" style:family="paragraph" style:parent-style-name="Standard">
      <style:text-properties officeooo:rsid="0069abef" officeooo:paragraph-rsid="0069abef"/>
    </style:style>
    <style:style style:name="P11" style:family="paragraph" style:parent-style-name="Standard">
      <style:text-properties officeooo:paragraph-rsid="006e02cb"/>
    </style:style>
    <style:style style:name="P12" style:family="paragraph" style:parent-style-name="Standard">
      <style:text-properties officeooo:paragraph-rsid="006e6e1d"/>
    </style:style>
    <style:style style:name="P13" style:family="paragraph" style:parent-style-name="Standard">
      <style:text-properties officeooo:paragraph-rsid="0070162d"/>
    </style:style>
    <style:style style:name="P14" style:family="paragraph" style:parent-style-name="Standard">
      <style:paragraph-properties style:line-height-at-least="0.198in"/>
      <style:text-properties fo:color="#000000" loext:opacity="100%" style:font-name="monospace" fo:font-size="10.5pt" fo:font-weight="normal" fo:background-color="#f7f7f7"/>
    </style:style>
    <style:style style:name="P15" style:family="paragraph" style:parent-style-name="Standard">
      <style:text-properties officeooo:paragraph-rsid="0070162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>
      <style:paragraph-properties fo:margin-left="0in" fo:margin-right="0in" fo:margin-top="0in" fo:margin-bottom="0.111in" style:contextual-spacing="false" fo:line-height="107%" fo:text-indent="0in" style:auto-text-indent="false"/>
      <style:text-properties style:font-name="Calibri" fo:font-size="11pt"/>
    </style:style>
    <style:style style:name="P19" style:family="paragraph" style:parent-style-name="Text_20_body">
      <style:paragraph-properties fo:margin-left="0.5in" fo:margin-right="0in" fo:margin-top="0in" fo:margin-bottom="0in" style:contextual-spacing="false" fo:line-height="107%" fo:text-indent="0in" style:auto-text-indent="false"/>
      <style:text-properties style:font-name="Calibri" fo:font-size="11pt"/>
    </style:style>
    <style:style style:name="P20" style:family="paragraph" style:parent-style-name="Text_20_body">
      <style:paragraph-properties fo:margin-left="0.5in" fo:margin-right="0in" fo:margin-top="0in" fo:margin-bottom="0.111in" style:contextual-spacing="false" fo:line-height="107%" fo:text-indent="0in" style:auto-text-indent="false"/>
      <style:text-properties style:font-name="Calibri" fo:font-size="11pt"/>
    </style:style>
    <style:style style:name="P21" style:family="paragraph" style:parent-style-name="Text_20_body">
      <style:paragraph-properties fo:margin-left="0in" fo:margin-right="0in" fo:margin-top="0in" fo:margin-bottom="0.111in" style:contextual-spacing="false" fo:line-height="107%" fo:text-indent="0in" style:auto-text-indent="false"/>
    </style:style>
    <style:style style:name="P22" style:family="paragraph" style:parent-style-name="Text_20_body">
      <style:paragraph-properties fo:margin-left="0.5in" fo:margin-right="0in" fo:margin-top="0in" fo:margin-bottom="0.111in" style:contextual-spacing="false" fo:line-height="107%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f6d08" style:font-weight-asian="bold" style:font-weight-complex="bold"/>
    </style:style>
    <style:style style:name="T3" style:family="text">
      <style:text-properties fo:font-weight="bold" officeooo:rsid="00626b62" style:font-weight-asian="bold" style:font-weight-complex="bold"/>
    </style:style>
    <style:style style:name="T4" style:family="text">
      <style:text-properties fo:font-weight="bold" officeooo:rsid="00640106" style:font-weight-asian="bold" style:font-weight-complex="bold"/>
    </style:style>
    <style:style style:name="T5" style:family="text">
      <style:text-properties fo:font-weight="bold" officeooo:rsid="00654859" style:font-weight-asian="bold" style:font-weight-complex="bold"/>
    </style:style>
    <style:style style:name="T6" style:family="text">
      <style:text-properties officeooo:rsid="005baf42"/>
    </style:style>
    <style:style style:name="T7" style:family="text">
      <style:text-properties officeooo:rsid="005f6d08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monospace" fo:font-size="10.5pt" fo:font-weight="normal" fo:background-color="#f7f7f7" loext:char-shading-value="0"/>
    </style:style>
    <style:style style:name="T10" style:family="text">
      <style:text-properties fo:color="#0000cd" loext:opacity="100%"/>
    </style:style>
    <style:style style:name="T11" style:family="text">
      <style:text-properties fo:color="#0000cd" loext:opacity="100%" officeooo:rsid="00612b1e"/>
    </style:style>
    <style:style style:name="T12" style:family="text">
      <style:text-properties fo:color="#a52a2a" loext:opacity="100%"/>
    </style:style>
    <style:style style:name="T13" style:family="text">
      <style:text-properties fo:color="#ff0000" loext:opacity="100%"/>
    </style:style>
    <style:style style:name="T14" style:family="text">
      <style:text-properties officeooo:rsid="00626b62"/>
    </style:style>
    <style:style style:name="T15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16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7" style:family="text">
      <style:text-properties fo:color="#4ec9b0" loext:opacity="100%" style:font-name="Droid Sans Mono" fo:font-size="10.5pt" fo:font-weight="normal" fo:background-color="#1e1e1e" loext:char-shading-value="0"/>
    </style:style>
    <style:style style:name="T18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19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20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21" style:family="text">
      <style:text-properties officeooo:rsid="0069abef"/>
    </style:style>
    <style:style style:name="T22" style:family="text">
      <style:text-properties officeooo:rsid="006bab5c"/>
    </style:style>
    <style:style style:name="T23" style:family="text">
      <style:text-properties officeooo:rsid="006e02cb"/>
    </style:style>
    <style:style style:name="T24" style:family="text">
      <style:text-properties officeooo:rsid="006e6e1d"/>
    </style:style>
    <style:style style:name="T25" style:family="text">
      <style:text-properties officeooo:rsid="0070162d"/>
    </style:style>
    <style:style style:name="T26" style:family="text">
      <style:text-properties fo:color="#af00db" loext:opacity="100%"/>
    </style:style>
    <style:style style:name="T27" style:family="text">
      <style:text-properties fo:color="#af00db" loext:opacity="100%" style:font-name="monospace" fo:font-size="10.5pt" fo:font-weight="normal" fo:background-color="#f7f7f7" loext:char-shading-value="0"/>
    </style:style>
    <style:style style:name="T28" style:family="text">
      <style:text-properties fo:color="#a31515" loext:opacity="100%"/>
    </style:style>
    <style:style style:name="T29" style:family="text">
      <style:text-properties fo:color="#795e26" loext:opacity="100%"/>
    </style:style>
    <style:style style:name="T30" style:family="text">
      <style:text-properties fo:color="#0000ff" loext:opacity="100%"/>
    </style:style>
    <style:style style:name="T31" style:family="text">
      <style:text-properties officeooo:rsid="0070ab55"/>
    </style:style>
    <style:style style:name="T32" style:family="text">
      <style:text-properties fo:font-variant="normal" fo:text-transform="none" style:font-name="Symbol"/>
    </style:style>
    <style:style style:name="T33" style:family="text">
      <style:text-properties style:font-name="Symbo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ource_20_Text"><text:span text:style-name="T23">NUMPY- tylko jeden typ, ale najszybszy</text:span></text:span></text:p>
      <text:p text:style-name="P11"><text:span text:style-name="Source_20_Text"><text:span text:style-name="T23">pandas – rozne typy</text:span></text:span></text:p>
      <text:p text:style-name="P11"><text:span text:style-name="Source_20_Text"/></text:p>
      <text:p text:style-name="P12"><text:span text:style-name="Source_20_Text"><text:span text:style-name="T24">polars</text:span></text:span></text:p>
      <text:p text:style-name="P12"><text:span text:style-name="Source_20_Text"/></text:p>
      <text:p text:style-name="P12"><text:span text:style-name="Source_20_Text"><text:span text:style-name="T24">pandas conditional filtring</text:span></text:span></text:p>
      <text:p text:style-name="P12"><text:span text:style-name="Source_20_Text"><text:span text:style-name="T24">operacje na istniejacych kolumnach miedzy nimi- przemnazanie kolumn</text:span></text:span></text:p>
      <text:p text:style-name="P12"><text:span text:style-name="Source_20_Text"><text:span text:style-name="T24">gupowanie danych pandas- group by- trudnosc</text:span></text:span></text:p>
      <text:p text:style-name="P12"><text:span text:style-name="Source_20_Text"><text:span text:style-name="T24">apply lambda</text:span></text:span></text:p>
      <text:p text:style-name="P12"><text:span text:style-name="Source_20_Text"><text:span text:style-name="T24">usuwanie pustych wartosci – None</text:span></text:span></text:p>
      <text:p text:style-name="P12"><text:span text:style-name="Source_20_Text"><text:span text:style-name="T24">sortowanie</text:span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><text:span text:style-name="T24">polars</text:span></text:span></text:p>
      <text:p text:style-name="P12"><text:span text:style-name="Source_20_Text"><text:span text:style-name="T24">filtrowanie</text:span></text:span></text:p>
      <text:p text:style-name="P12"><text:span text:style-name="Source_20_Text"><text:span text:style-name="T24">lazy expressions</text:span></text:span></text:p>
      <text:p text:style-name="P12"><text:span text:style-name="Source_20_Text"><text:span text:style-name="T24">group_by</text:span></text:span></text:p>
      <text:p text:style-name="P12"><text:span text:style-name="Source_20_Text"><text:span text:style-name="T24">sexuel</text:span></text:span></text:p>
      <text:p text:style-name="P12"><text:span text:style-name="Source_20_Text"/></text:p>
      <text:p text:style-name="P13"><text:span text:style-name="Source_20_Text"><text:span text:style-name="T25">joind, merge, contatanate – laczenie tabel w pandasie</text:span></text:span></text:p>
      <text:p text:style-name="P13"><text:span text:style-name="Source_20_Text"><text:span text:style-name="T25">left, right, outer, innerjoin</text:span></text:span></text:p>
      <text:p text:style-name="P12"><text:span text:style-name="Source_20_Text"/></text:p>
      <text:p text:style-name="P13"><text:span text:style-name="Source_20_Text"><text:span text:style-name="T25">TITANIC- zbior danych dataset</text:span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><text:span text:style-name="T24">kamil hudaszek</text:span></text:span></text:p>
      <text:p text:style-name="P12"><text:span text:style-name="Source_20_Text"/></text:p>
      <text:p text:style-name="P13"><text:span text:style-name="Source_20_Text"><text:span text:style-name="T31">MV</text:span></text:span><text:span text:style-name="Source_20_Text"><text:span text:style-name="T25">C- <text:line-break/>jakis TEMplate<text:line-break/>skupimy sie na kontrolerze</text:span></text:span></text:p>
      <text:p text:style-name="P13"><text:span text:style-name="Source_20_Text"/></text:p>
      <text:p text:style-name="P13"><text:span text:style-name="Source_20_Text"><text:span text:style-name="T25">dashboard- gieldowy</text:span></text:span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27">import</text:span></text:span><text:span text:style-name="Source_20_Text"><text:span text:style-name="T9"> pandas </text:span></text:span><text:span text:style-name="Source_20_Text"><text:span text:style-name="T27">as</text:span></text:span><text:span text:style-name="Source_20_Text"><text:span text:style-name="T9"> pd</text:span></text:span></text:p>
      <text:p text:style-name="P14">df pd.read_csv(<text:span text:style-name="T28">'Iris.csv'</text:span>)</text:p>
      <text:p text:style-name="P14"><text:span text:style-name="T29">print</text:span>(df)</text:p>
      <text:p text:style-name="P13"><text:span text:style-name="Source_20_Text"/></text:p>
      <text:p text:style-name="P13"><text:span text:style-name="Source_20_Text"><text:span text:style-name="T27">from</text:span></text:span><text:span text:style-name="Source_20_Text"><text:span text:style-name="T9"> sklearn.datasets </text:span></text:span><text:span text:style-name="Source_20_Text"><text:span text:style-name="T27">import</text:span></text:span><text:span text:style-name="Source_20_Text"><text:span text:style-name="T9"> load_iris</text:span></text:span></text:p>
      <text:p text:style-name="P14">data = load_iris()</text:p>
      <text:p text:style-name="P14"/>
      <text:p text:style-name="P14">df = pd.DataFrame()</text:p>
      <text:p text:style-name="P14">df[<text:span text:style-name="T28">'classification'</text:span>]= data[<text:span text:style-name="T28">"target"</text:span>]</text:p>
      <text:p text:style-name="P14">lista = data[<text:span text:style-name="T28">'target_names'</text:span>]</text:p>
      <text:p text:style-name="P14">dict1 = {}</text:p>
      <text:p text:style-name="P14"><text:span text:style-name="T26">for</text:span> idx, elem <text:span text:style-name="T30">in</text:span> <text:span text:style-name="T29">enumerate</text:span>(lista):</text:p>
      <text:p text:style-name="P14">dict1[idx] = elem</text:p>
      <text:p text:style-name="P8"/>
      <text:p text:style-name="P14">df[<text:span text:style-name="T28">'name'</text:span>]= df[<text:span text:style-name="T28">'classification'</text:span>].apply(<text:span text:style-name="T30">lambda</text:span> x: dict1[x])</text:p>
      <text:p text:style-name="P8"/>
      <text:p text:style-name="P14">df</text:p>
      <text:p text:style-name="P14"/>
      <text:p text:style-name="P14"><text:soft-page-break/></text:p>
      <text:p text:style-name="P13"><text:span text:style-name="Source_20_Text">Postaraj się napisać, obiekty, których metody będą wykonywać zadania. Niech obiekt podczas inicjacji przyjmie dane, a metody niech używają danych przypisanych do atrybutu. Możesz też zrobić najpier obiekt, który zaczyta dane, a potem 2 obiekty ( jeden dla pandas, a drugi dla polars, które będą dziedzić metodę zaczytowania danych po pierwszym obiekcie( klasie)</text:span></text:p>
      <text:p text:style-name="P18">Zadania z użyciem biblioteki pandas:</text:p>
      <text:p text:style-name="P21"> </text:p>
      <text:p text:style-name="P19"><text:span text:style-name="T33">·</text:span><text:span text:style-name="T32">         </text:span>Połączenie dwóch DataFrames na podstawie wspólnego klucza "PassengerId" - np. połączenie informacji o pasażerach z informacjami o biletach.</text:p>
      <text:p text:style-name="P19"><text:span text:style-name="T33">·</text:span><text:span text:style-name="T32">         </text:span>Obliczenie średniej wieku pasażerów w klasach biletów (1, 2 i 3) dla różnych grup płciowych (mężczyźni i kobiety).</text:p>
      <text:p text:style-name="P19"><text:span text:style-name="T33">·</text:span><text:span text:style-name="T32">         </text:span>Wykorzystanie .apply(lambda x: ...) do stworzenia nowej kolumny na podstawie innych kolumn - np. określenie, czy dany pasażer jest dzieckiem, dorosłym czy starszą osobą.</text:p>
      <text:p text:style-name="P19"><text:span text:style-name="T33">·</text:span><text:span text:style-name="T32">         </text:span>Znalezienie najmłodszego i najstarszego pasażera na statku.</text:p>
      <text:p text:style-name="P19"><text:span text:style-name="T33">·</text:span><text:span text:style-name="T32">         </text:span>Grupowanie pasażerów na podstawie przedziałów wiekowych (np. 0-10 lat, 11-20 lat itp.) i obliczenie liczby pasażerów w każdej grupie.</text:p>
      <text:p text:style-name="P19"><text:span text:style-name="T33">·</text:span><text:span text:style-name="T32">         </text:span>Wyodrębnienie samotnych podróżujących (osoby, które nie miały rodzeństwa, małżonka, rodzica ani dziecka na pokładzie).</text:p>
      <text:p text:style-name="P20"><text:span text:style-name="T33">·</text:span><text:span text:style-name="T32">         </text:span>Wykrycie i obsługa brakujących danych - np. uzupełnienie brakujących wieków pasażerów wartością średnią dla danej grupy wiekowej.</text:p>
      <text:p text:style-name="P21"> </text:p>
      <text:p text:style-name="P18">Zadania z użyciem biblioteki polars:</text:p>
      <text:p text:style-name="P21"> </text:p>
      <text:p text:style-name="P19"><text:span text:style-name="T33">·</text:span><text:span text:style-name="T32">         </text:span>Połączenie dwóch Lazy DataFrames na podstawie wspólnego klucza "PassengerId" - np. połączenie informacji o pasażerach z informacjami o biletach.</text:p>
      <text:p text:style-name="P19"><text:span text:style-name="T33">·</text:span><text:span text:style-name="T32">         </text:span>Obliczenie średniej wieku pasażerów w klasach biletów (1, 2 i 3) dla różnych grup płciowych (mężczyźni i kobiety).</text:p>
      <text:p text:style-name="P19"><text:span text:style-name="T33">·</text:span><text:span text:style-name="T32">         </text:span>Wykorzystanie .apply(lambda x: ...) do stworzenia nowej kolumny na podstawie innych kolumn - np. określenie, czy dany pasażer jest dzieckiem, dorosłym czy starszą osobą.</text:p>
      <text:p text:style-name="P19"><text:span text:style-name="T33">·</text:span><text:span text:style-name="T32">         </text:span>Znalezienie najmłodszego i najstarszego pasażera na statku.</text:p>
      <text:p text:style-name="P19"><text:span text:style-name="T33">·</text:span><text:span text:style-name="T32">         </text:span>Grupowanie pasażerów na podstawie przedziałów wiekowych (np. 0-10 lat, 11-20 lat itp.) i obliczenie liczby pasażerów w każdej grupie.</text:p>
      <text:p text:style-name="P19"><text:span text:style-name="T33">·</text:span><text:span text:style-name="T32">         </text:span>Wyodrębnienie samotnych podróżujących (osoby, które nie miały rodzeństwa, małżonka, rodzica ani dziecka na pokładzie).</text:p>
      <text:p text:style-name="P19"><text:span text:style-name="T33">·</text:span><text:span text:style-name="T32">         </text:span>Wykrycie i obsługa brakujących danych - np. uzupełnienie brakujących wieków pasażerów wartością średnią dla danej grupy wiekowej.</text:p>
      <text:p text:style-name="P20"><text:span text:style-name="T33">·</text:span><text:span text:style-name="T32">         </text:span>Wykorzystanie joinów i agregacji do znalezienia pasażerów, którzy mieli najwyższą szansę na przeżycie, uwzględniając różne cechy, takie jak klasa biletu, płeć, wiek itp.</text:p>
      <text:p text:style-name="P22"/>
      <text:p text:style-name="P13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monospace" svg:font-family="monospace, 'Droid Sans Mono', monospace, 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917in" fo:margin-right="0.2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9:52:11.125702444</meta:creation-date>
    <dc:date>2023-07-30T19:28:59.281255962</dc:date>
    <meta:editing-duration>P1DT5H17M22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440" meta:character-count="3288" meta:non-whitespace-character-count="2772"/>
  </office:meta>
</office:document-meta>
</file>